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6319in" svg:y="0.0394in">
            <draw:object draw:notify-on-update-of-ranges="Sheet1.A2:Sheet1.A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3004in" svg:y="0.7925in">
            <draw:object draw:notify-on-update-of-ranges="Sheet1.A1:Sheet1.A25 Sheet1.B1:Sheet1.B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skReddi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lationship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ic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woXChromosom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dayilearne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unn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T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umblrInAct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litic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m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tnes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heis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orldnew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masterra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bertari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w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de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ollXChromosom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f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ffmych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feProTi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lainlikeimfiv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43">
          <table:table-cell table:number-columns-repeated="2"/>
        </table:table-row>
        <table:table-row table:style-name="ro1">
          <table:table-cell office:value-type="string" calcext:value-type="string">
            <text:p>whowouldw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Red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Athei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f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nolo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sofanarch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c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werthough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tRedditSay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sedbynarcissi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icFreak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iticalDiscus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l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Cup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dlysatisfy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theon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nono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flixBestO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sRigh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gueoflege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estingasfu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MRADeba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tpeopleh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pa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musl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ctronicmus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mpsterDiv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ngep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p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po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dickproblem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12-19T12:11:45.917713630</dc:date>
    <meta:editing-duration>P0D</meta:editing-duration>
    <meta:editing-cycles>1</meta:editing-cycles>
    <meta:document-statistic meta:table-count="1" meta:cell-count="1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-0.21cm" svg:y="0.247cm" style:legend-expansion="high" chart:style-name="ch2"/>
        <chart:plot-area chart:style-name="ch3" table:cell-range-address="Sheet1.A2:Sheet1.A26" chart:data-source-has-labels="column" svg:x="0cm" svg:y="0cm" svg:width="-32.767cm" svg:height="-32.76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cm" svg:width="0cm" svg:height="0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2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9.514cm" svg:y="1.213cm" style:legend-expansion="high" chart:style-name="ch2"/>
        <chart:plot-area chart:style-name="ch3" table:cell-range-address="Sheet1.A1:Sheet1.B25" chart:data-source-has-labels="column" svg:x="0.32cm" svg:y="0.675cm" svg:width="8.874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2.085cm" svg:width="8.874cm" svg:height="5.32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:Sheet1.A2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1:Sheet1.B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other</text:p>
                <draw:g>
                  <svg:desc>Sheet1.A1:Sheet1.A25</svg:desc>
                </draw:g>
              </table:table-cell>
              <table:table-cell office:value-type="float" office:value="40">
                <text:p>40</text:p>
                <draw:g>
                  <svg:desc>Sheet1.B1:Sheet1.B25</svg:desc>
                </draw:g>
              </table:table-cell>
            </table:table-row>
            <table:table-row>
              <table:table-cell office:value-type="string">
                <text:p>AskReddit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relationships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ic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woXChromosome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odayilearned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unny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WTF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umblrInActi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w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olitic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aming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tnes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theis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orldnew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cmasterrac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vi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bertari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ww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ide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rollXChromosom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ifu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ffmyches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feProTip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xplainlikeimfive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